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7123b" officeooo:paragraph-rsid="0007123b"/>
    </style:style>
    <style:style style:name="P2" style:family="paragraph" style:parent-style-name="Standard">
      <style:text-properties officeooo:rsid="0007123b" officeooo:paragraph-rsid="0007123b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86858"/>
    </style:style>
    <style:style style:name="T1" style:family="text">
      <style:text-properties fo:font-variant="normal" fo:text-transform="none" fo:color="#1a1c1e" loext:opacity="100%" style:font-name="monospace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end : </text:p>
      <text:p text:style-name="P1"/>
      <text:p text:style-name="P3"><text:span text:style-name="T1">python -m venv venv</text:span> </text:p>
      <text:p text:style-name="P3"/>
      <text:p text:style-name="P3"><text:span text:style-name="T1">venv\Scripts\Activate.ps1</text:span> </text:p>
      <text:p text:style-name="P1"/>
      <text:p text:style-name="P1">(venv) PS C:\Users\brice\OneDrive\Documents\ProjetIA\Geo-Expert\backend&gt; python -m uvicorn server:app --reload --port 8001</text:p>
      <text:p text:style-name="P1"/>
      <text:p text:style-name="P1">frontend : </text:p>
      <text:p text:style-name="P1"/>
      <text:p text:style-name="P1">PS C:\Users\brice\OneDrive\Documents\ProjetIA\Geo-Expert\frontend&gt; yarn star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3T13:14:48.881000000</meta:creation-date>
    <dc:date>2025-08-24T10:52:28.213000000</dc:date>
    <meta:editing-duration>PT1H16M49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6" meta:word-count="25" meta:character-count="266" meta:non-whitespace-character-count="245"/>
  </office:meta>
</office:document-meta>
</file>